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arlito" svg:font-family="Carlito" style:font-adornments="Regular" style:font-family-generic="swiss" style:font-pitch="variable"/>
    <style:font-face style:name="Franklin Gothic Medium" svg:font-family="'Franklin Gothic Medium'" style:font-adornments="Regular" style:font-family-generic="swiss" style:font-pitch="variable"/>
    <style:font-face style:name="Segoe UI Black" svg:font-family="'Segoe UI Black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199d29" officeooo:paragraph-rsid="00199d29"/>
    </style:style>
    <style:style style:name="P2" style:family="paragraph" style:parent-style-name="Header">
      <style:text-properties officeooo:rsid="001f142c" officeooo:paragraph-rsid="001f142c"/>
    </style:style>
    <style:style style:name="P3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f142c"/>
    </style:style>
    <style:style style:name="T2" style:family="text">
      <style:text-properties officeooo:rsid="002f96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154_3268619966"/>Part I: <text:span text:style-name="T2">Background</text:span><text:bookmark-end text:name="__RefHeading___Toc154_3268619966"/></text:h>
      <text:p text:style-name="Book_20_Part_20_Text">Research methods are grounded in philosophy, statistics, sociology, and many other disciplines. The chapters in this section introduce these background concep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arlito" svg:font-family="Carlito" style:font-adornments="Regular" style:font-family-generic="swiss" style:font-pitch="variable"/>
    <style:font-face style:name="Franklin Gothic Medium" svg:font-family="'Franklin Gothic Medium'" style:font-adornments="Regular" style:font-family-generic="swiss" style:font-pitch="variable"/>
    <style:font-face style:name="Segoe UI Black" svg:font-family="'Segoe UI Black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" draw:style="axial" draw:start-color="#ffffff" draw:end-color="#d6e5fb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loext:graphic-properties draw:fill="solid" draw:fill-color="#d6e5fb"/>
      <style:paragraph-properties fo:text-align="center" style:justify-single-word="false" fo:background-color="#d6e5fb" fo:padding="0.0193in" fo:border-left="none" fo:border-right="none" fo:border-top="0.74pt solid #000000" fo:border-bottom="0.74pt solid #000000">
        <style:tab-stops/>
      </style:paragraph-properties>
      <style:text-properties fo:color="#00599d" style:font-name="Segoe UI Black" fo:font-family="'Segoe UI Black'" style:font-style-name="Regular" style:font-family-generic="swiss" style:font-pitch="variable" fo:font-size="28pt" fo:font-weight="900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color="#00599d" style:font-name="Franklin Gothic Medium" fo:font-family="'Franklin Gothic Medium'" style:font-style-name="Regular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Left_20_Page">
      <style:paragraph-properties fo:margin-left="0in" fo:margin-right="0in" fo:margin-top="4in" fo:margin-bottom="0.5in" loext:contextual-spacing="false" fo:text-align="center" style:justify-single-word="false" fo:text-indent="0in" style:auto-text-indent="false" style:page-number="auto" fo:break-before="auto" fo:break-after="auto" fo:padding="0.0201in" fo:border="none" fo:keep-with-next="auto"/>
      <style:text-properties fo:font-variant="small-caps" fo:color="#00599d" style:font-name="Carlito" fo:font-family="Carlito" style:font-style-name="Regular" style:font-family-generic="swiss" style:font-pitch="variable" fo:font-size="175%" style:text-underline-style="solid" style:text-underline-width="bold" style:text-underline-color="#00599d" fo:font-weight="bold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Chapter_20_Page">
      <loext:graphic-properties draw:fill="none" draw:fill-color="#729fcf"/>
      <style:paragraph-properties fo:margin-left="0in" fo:margin-right="0in" fo:margin-top="0.5in" fo:margin-bottom="0.0799in" loext:contextual-spacing="false" fo:text-indent="0in" style:auto-text-indent="false" style:page-number="auto" fo:break-before="auto" fo:break-after="auto" fo:background-color="transparent" fo:padding="0.0201in" fo:border-left="none" fo:border-right="none" fo:border-top="0.06pt solid #00599d" fo:border-bottom="none">
        <style:tab-stops/>
      </style:paragraph-properties>
      <style:text-properties fo:color="#00599d" style:font-name="Calibri" fo:font-family="Calibri" style:font-style-name="Regular" style:font-family-generic="swiss" style:font-pitch="variable" fo:font-size="150%" fo:font-weight="bold" style:font-size-asian="115%" style:font-weight-asian="normal" style:font-size-complex="115%" style:font-weight-complex="normal" style:text-overline-style="none" style:text-overline-color="#00599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Calibri" fo:font-family="Calibri" style:font-style-name="Regular" style:font-family-generic="swiss" style:font-pitch="variable" fo:font-size="125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Calibri1" fo:font-family="Calibri" style:font-style-name="Italic" style:font-family-generic="swiss" style:font-pitch="variable" fo:font-size="11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Calibri" fo:font-family="Calibri" style:font-style-name="Regular" style:font-family-generic="swiss" style:font-pitch="variable" fo:font-size="14pt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Frame_20_contents" style:display-name="Frame contents" style:family="paragraph" style:parent-style-name="Standard" style:class="extra">
      <style:text-properties fo:font-size="11pt" fo:font-style="normal" style:font-size-asian="10.5pt"/>
    </style:style>
    <style:style style:name="Marginalia_20_Contents" style:display-name="Marginalia Contents" style:family="paragraph" style:parent-style-name="Frame_20_contents">
      <style:text-properties fo:font-size="9.5pt" fo:font-style="italic" style:font-size-asian="10.5pt"/>
    </style:style>
    <style:style style:name="Interest_20_Frame_20_Contents" style:display-name="Interest Frame Contents" style:family="paragraph" style:parent-style-name="Frame_20_contents">
      <style:text-properties style:font-size-asian="10.5pt"/>
    </style:style>
    <style:style style:name="Interest_20_Frame_20_Heading" style:display-name="Interest Frame Heading" style:family="paragraph" style:parent-style-name="Heading_20_9" style:next-style-name="Interest_20_Frame_20_Contents" style:default-outline-level="" style:list-style-name="">
      <style:text-properties fo:color="#00599d" style:font-name="Calibri" fo:font-family="Calibri" style:font-style-name="Regular" style:font-family-generic="swiss" style:font-pitch="variable" style:text-underline-style="solid" style:text-underline-width="auto" style:text-underline-color="#00599d" fo:font-weight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fo:padding="0.0201in" fo:border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fo:font-size="11p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Text_20_body" style:class="extra" style:master-page-name="">
      <style:paragraph-properties fo:margin-top="0in" fo:margin-bottom="0in" loext:contextual-spacing="true" style:page-number="auto" text:number-lines="false" text:line-number="0"/>
      <style:text-properties style:font-size-asian="10.5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ext_20_Body_20_Top_20_Space" style:display-name="Text Body Top Space" style:family="paragraph" style:parent-style-name="Text_20_body">
      <style:paragraph-properties fo:margin-top="0.1in" fo:margin-bottom="0.1in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er" style:display-name="Table Header" style:family="paragraph" style:parent-style-name="Table_20_Contents" style:master-page-name="">
      <style:paragraph-properties style:page-number="auto"/>
      <style:text-properties fo:color="#ffffff" fo:font-weight="bold" style:font-size-asian="10.5pt"/>
    </style:style>
    <style:style style:name="Book_20_Part_20_Text" style:display-name="Book Part Text" style:family="paragraph" style:parent-style-name="Text_20_body">
      <style:paragraph-properties fo:margin-left="1.5in" fo:margin-right="1.5in" fo:text-indent="0in" style:auto-text-indent="false"/>
      <style:text-properties fo:font-style="italic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378in" fo:min-height="0.1965in" text:anchor-type="paragraph" svg:x="-0.25in" svg:y="0in" fo:margin-left="0in" fo:margin-right="0.2in" style:wrap="parallel" style:number-wrapped-paragraphs="no-limit" style:wrap-contour="false" style:vertical-pos="from-top" style:vertical-rel="paragraph-content" style:horizontal-pos="from-left" style:horizontal-rel="paragraph-content" fo:background-color="transparent" draw:fill="none" draw:fill-color="#729fcf" style:shadow="none" draw:shadow-opacity="100%">
        <style:columns fo:column-count="1" fo:column-gap="0in"/>
      </style:graphic-properties>
    </style:style>
    <style:style style:name="Interest_20_Frame" style:display-name="Interest Frame" style:family="graphic" style:parent-style-name="Frame">
      <style:graphic-properties svg:x="0in" style:wrap="none" style:horizontal-pos="center" style:horizontal-rel="page-content" fo:background-color="#ebf2fd" style:background-transparency="0%" draw:fill="gradient" draw:fill-color="#ebf2fd" draw:fill-gradient-name="gradient" draw:gradient-step-count="139" draw:opacity="100%" fo:padding="0.0591in" fo:border-left="none" fo:border-right="none" fo:border-top="0.99pt solid #0066b3" fo:border-bottom="0.99pt solid #0066b3" style:shadow="none" draw:shadow-opacity="100%" style:flow-with-text="true">
        <style:columns fo:column-count="1" fo:column-gap="0in"/>
      </style:graphic-properties>
    </style:style>
    <style:style style:name="Title_20_Page_20_Frame" style:display-name="Title Page Frame" style:family="graphic" style:parent-style-name="Frame">
      <style:graphic-properties svg:x="0in" svg:y="0in" style:wrap="none" style:vertical-pos="middle" style:vertical-rel="page" style:horizontal-pos="center" style:horizontal-rel="page" fo:background-color="transparent" draw:fill="none" draw:fill-color="#adc5e7" fo:padding="0.0591in" fo:border="none" style:shadow="none" draw:shadow-opacity="100%" draw:textarea-vertical-align="midd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9d29" officeooo:paragraph-rsid="00199d29"/>
    </style:style>
    <style:style style:name="MP2" style:family="paragraph" style:parent-style-name="Header">
      <style:text-properties officeooo:rsid="001f142c" officeooo:paragraph-rsid="001f142c"/>
    </style:style>
    <style:style style:name="MT1" style:family="text">
      <style:text-properties officeooo:rsid="001f142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51pt solid #00599d" fo:border-left="none" fo:border-right="none" fo:padding="0.0201in" style:shadow="none" fo:background-color="transparent" style:dynamic-spacing="false" draw:fill="none" draw:fill-color="#729fcf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1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2">
      <style:page-layout-properties fo:page-width="8.5in" fo:page-height="11in" style:num-format="1" style:print-orientation="portrait" fo:margin-top="1in" fo:margin-bottom="1in" fo:margin-left="1.25in" fo:margin-right="1.2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Chapter_20_Page" style:display-name="Chapter Page" style:page-layout-name="Mpm3">
      <style:header>
        <text:p text:style-name="Header"><text:chapter text:display="number-and-name" text:outline-level="2"/><text:tab/><text:span text:style-name="MT1">Business Research Methods<text:tab/>Page </text:span><text:span text:style-name="MT1"><text:page-number text:select-page="current">0</text:page-number></text:span></text:p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  <style:master-page style:name="Table_20_of_20_Contents" style:display-name="Table of Contents" style:page-layout-name="Mpm11" style:next-style-name="Chapter_20_Page">
      <style:header>
        <text:p text:style-name="MP2">Table of Contents<text:tab/>Business Research Methods<text:tab/></text:p>
      </style:header>
    </style:master-page>
    <style:master-page style:name="Copyright" style:page-layout-name="Mpm12" style:next-style-name="Table_20_of_20_Contents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7:57:02.902000000</meta:creation-date>
    <dc:title>Book</dc:title>
    <meta:generator>LibreOffice/6.0.5.2$Windows_X86_64 LibreOffice_project/54c8cbb85f300ac59db32fe8a675ff7683cd5a16</meta:generator>
    <meta:editing-duration>PT6M9S</meta:editing-duration>
    <meta:editing-cycles>5</meta:editing-cycles>
    <meta:initial-creator>George Self</meta:initial-creator>
    <dc:date>2018-06-24T08:29:48.247000000</dc:date>
    <dc:creator>George Self</dc:creator>
    <meta:document-statistic meta:table-count="0" meta:image-count="0" meta:object-count="0" meta:page-count="1" meta:paragraph-count="4" meta:word-count="35" meta:character-count="256" meta:non-whitespace-character-count="223"/>
    <meta:template xlink:type="simple" xlink:actuate="onRequest" xlink:title="Book" xlink:href="../../../../../AppData/Roaming/LibreOffice/4/user/template/Book1.ott" meta:date="2018-06-24T08:27:38.839000000"/>
  </office:meta>
</office:document-meta>
</file>